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1"/>
  <manifest:file-entry manifest:media-type=""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Times New Roman'" style:font-family-generic="roman"/>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2661in" fo:text-indent="0in" style:auto-text-indent="false"/>
    </style:style>
    <style:style style:name="P2" style:family="paragraph" style:parent-style-name="Text_20_body">
      <style:paragraph-properties fo:margin-left="0in" fo:margin-right="0.2661in" fo:text-align="justify" style:justify-single-word="false" fo:text-indent="0in" style:auto-text-indent="false"/>
      <style:text-properties fo:font-size="14pt"/>
    </style:style>
    <style:style style:name="P3" style:family="paragraph" style:parent-style-name="Text_20_body">
      <style:paragraph-properties fo:margin-left="0in" fo:margin-right="0.2661in" fo:text-align="justify" style:justify-single-word="false" fo:text-indent="0in" style:auto-text-indent="false"/>
      <style:text-properties fo:font-size="12pt" style:font-size-asian="12pt" style:font-size-complex="12pt"/>
    </style:style>
    <style:style style:name="P4" style:family="paragraph" style:parent-style-name="Default">
      <style:paragraph-properties style:text-autospace="none"/>
      <style:text-properties fo:color="#000000" style:text-line-through-style="non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5" style:family="paragraph" style:parent-style-name="Default">
      <style:paragraph-properties style:text-autospace="none"/>
      <style:text-properties fo:color="#000000" style:text-line-through-style="non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6" style:family="paragraph" style:parent-style-name="Default">
      <style:paragraph-properties style:text-autospace="none"/>
      <style:text-properties fo:color="#000000" style:text-line-through-style="none"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7" style:family="paragraph" style:parent-style-name="Default">
      <style:paragraph-properties style:text-autospace="none"/>
      <style:text-properties fo:color="#000000" style:text-line-through-style="none" style:font-name="Times New Roman1" fo:font-size="9pt" style:text-underline-style="none" fo:font-weight="normal" style:font-name-asian="Times New Roman1" style:font-size-asian="9pt" style:font-weight-asian="normal" style:font-name-complex="Times New Roman1" style:font-size-complex="9pt" style:font-weight-complex="normal"/>
    </style:style>
    <style:style style:name="P8" style:family="paragraph" style:parent-style-name="Default">
      <style:paragraph-properties style:text-autospace="none"/>
      <style:text-properties fo:color="#000000" style:font-name="Times New Roman1" fo:font-size="12pt" style:font-name-asian="Times New Roman1" style:font-size-asian="12pt" style:font-name-complex="Times New Roman1" style:font-size-complex="12pt"/>
    </style:style>
    <style:style style:name="P9" style:family="paragraph" style:parent-style-name="Default">
      <style:paragraph-properties style:text-autospace="none"/>
      <style:text-properties fo:font-size="12pt" style:font-size-asian="12pt" style:font-size-complex="12pt"/>
    </style:style>
    <style:style style:name="P10" style:family="paragraph" style:parent-style-name="Text_20_body">
      <style:paragraph-properties fo:margin-left="0in" fo:margin-right="-0.3957in" fo:margin-top="0in" fo:margin-bottom="0.0835in" fo:text-align="justify" style:justify-single-word="false" fo:text-indent="0in" style:auto-text-indent="false">
        <style:tab-stops>
          <style:tab-stop style:position="7.6457in"/>
        </style:tab-stops>
      </style:paragraph-properties>
    </style:style>
    <style:style style:name="P11" style:family="paragraph" style:parent-style-name="Text_20_body" style:master-page-name="">
      <style:paragraph-properties fo:margin-left="0in" fo:margin-right="-0.3957in" fo:margin-top="0in" fo:margin-bottom="0.0835in" fo:text-align="justify" style:justify-single-word="false" fo:text-indent="0in" style:auto-text-indent="false" style:page-number="auto">
        <style:tab-stops>
          <style:tab-stop style:position="7.6457in"/>
        </style:tab-stops>
      </style:paragraph-properties>
    </style:style>
    <style:style style:name="P12" style:family="paragraph" style:parent-style-name="Standard">
      <style:paragraph-properties style:text-autospace="none"/>
      <style:text-properties fo:color="#000000" style:font-name="Times New Roman1" fo:font-size="12pt" style:font-name-asian="Times New Roman1" style:font-size-asian="12pt" style:font-name-complex="Times New Roman1" style:font-size-complex="12pt"/>
    </style:style>
    <style:style style:name="P13" style:family="paragraph" style:parent-style-name="Standard">
      <style:paragraph-properties style:text-autospace="none"/>
      <style:text-properties style:text-line-through-style="none" fo:font-size="9pt" style:text-underline-style="none" fo:font-weight="normal" style:font-size-asian="9pt" style:font-weight-asian="normal" style:font-size-complex="9pt" style:font-weight-complex="normal"/>
    </style:style>
    <style:style style:name="P14" style:family="paragraph" style:parent-style-name="Standard">
      <style:paragraph-properties style:text-autospace="none"/>
      <style:text-properties fo:font-size="12pt" style:font-size-asian="12pt" style:font-size-complex="12pt"/>
    </style:style>
    <style:style style:name="P15" style:family="paragraph" style:parent-style-name="Standard">
      <style:paragraph-properties style:text-autospace="none"/>
      <style:text-properties fo:color="#000000" style:text-line-through-style="non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6" style:family="paragraph" style:parent-style-name="Standard">
      <style:paragraph-properties style:text-autospace="none"/>
      <style:text-properties fo:color="#000000" style:text-line-through-style="none" style:font-name="Times New Roman1" fo:font-size="12pt" fo:font-style="normal" style:text-underline-style="none" style:font-name-asian="Times New Roman1" style:font-size-asian="12pt" style:font-style-asian="normal" style:font-name-complex="Times New Roman1" style:font-size-complex="12pt" style:font-style-complex="normal"/>
    </style:style>
    <style:style style:name="P17" style:family="paragraph" style:parent-style-name="Default" style:list-style-name="L3">
      <style:paragraph-properties style:text-autospace="none"/>
      <style:text-properties fo:font-size="12pt" style:font-size-asian="12pt" style:font-size-complex="12pt"/>
    </style:style>
    <style:style style:name="P18" style:family="paragraph" style:parent-style-name="Default" style:list-style-name="L1">
      <style:paragraph-properties style:text-autospace="none"/>
      <style:text-properties fo:color="#000000" style:text-line-through-style="none" style:font-name="Times New Roman1" fo:font-size="12pt" fo:font-style="normal" style:text-underline-style="none" style:font-name-asian="Times New Roman1" style:font-size-asian="12pt" style:font-style-asian="normal" style:font-name-complex="Times New Roman1" style:font-size-complex="12pt" style:font-style-complex="normal"/>
    </style:style>
    <style:style style:name="P19" style:family="paragraph" style:parent-style-name="Default">
      <style:paragraph-properties style:text-autospace="none"/>
      <style:text-properties fo:color="#000000" style:text-line-through-style="none" style:font-name="Times New Roman1" fo:font-size="12pt" fo:font-style="normal" style:text-underline-style="none" style:font-name-asian="Times New Roman1" style:font-size-asian="12pt" style:font-style-asian="normal" style:font-name-complex="Times New Roman1" style:font-size-complex="12pt" style:font-style-complex="normal"/>
    </style:style>
    <style:style style:name="P20" style:family="paragraph" style:parent-style-name="Default" style:list-style-name="L2">
      <style:paragraph-properties style:text-autospace="none"/>
      <style:text-properties fo:color="#000000" style:text-line-through-style="none" style:font-name="Times New Roman1" fo:font-size="12pt" fo:font-style="normal" style:text-underline-style="none" style:font-name-asian="Times New Roman1" style:font-size-asian="12pt" style:font-style-asian="normal" style:font-name-complex="Times New Roman1" style:font-size-complex="12pt" style:font-style-complex="normal"/>
    </style:style>
    <style:style style:name="P21" style:family="paragraph" style:parent-style-name="Default" style:list-style-name="L3">
      <style:paragraph-properties style:text-autospace="none"/>
      <style:text-properties fo:color="#000000" style:text-line-through-style="none" style:font-name="Times New Roman1" fo:font-size="12pt" fo:font-style="normal" style:text-underline-style="none" style:font-name-asian="Times New Roman1" style:font-size-asian="12pt" style:font-style-asian="normal" style:font-name-complex="Times New Roman1" style:font-size-complex="12pt" style:font-style-complex="normal"/>
    </style:style>
    <style:style style:name="P22" style:family="paragraph" style:parent-style-name="Default">
      <style:paragraph-properties style:text-autospace="none"/>
      <style:text-properties fo:color="#000000" style:text-line-through-style="none" style:font-name="Times New Roman1" fo:font-size="9pt" fo:font-style="normal" style:text-underline-style="none" style:font-name-asian="Times New Roman1" style:font-size-asian="9pt" style:font-style-asian="normal" style:font-name-complex="Times New Roman1" style:font-size-complex="9pt" style:font-style-complex="normal"/>
    </style:style>
    <style:style style:name="P23" style:family="paragraph" style:parent-style-name="Default">
      <style:paragraph-properties style:text-autospace="none"/>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24" style:family="paragraph" style:parent-style-name="Default">
      <style:paragraph-properties style:text-autospace="none"/>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P25" style:family="paragraph" style:parent-style-name="Default">
      <style:paragraph-properties fo:text-align="justify" style:justify-single-word="false" style:text-autospace="none"/>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P26" style:family="paragraph" style:parent-style-name="Default">
      <style:paragraph-properties fo:text-align="justify" style:justify-single-word="false" style:text-autospace="none"/>
    </style:style>
    <style:style style:name="T1" style:family="text">
      <style:text-properties fo:color="#ff0000"/>
    </style:style>
    <style:style style:name="T2" style:family="text">
      <style:text-properties fo:color="#000000" style:text-line-through-style="none" style:font-name="Times New Roman1" style:text-underline-style="none" fo:font-weight="normal" style:font-name-asian="Times New Roman1" style:font-weight-asian="normal" style:font-name-complex="Times New Roman1" style:font-weight-complex="normal"/>
    </style:style>
    <style:style style:name="T3" style:family="text">
      <style:text-properties fo:color="#000000" style:text-line-through-style="none" style:font-name="Times New Roman1" style:text-underline-style="none" style:font-name-asian="Times New Roman1" style:font-name-complex="Times New Roman1"/>
    </style:style>
    <style:style style:name="T4" style:family="text">
      <style:text-properties fo:color="#000000" style:text-line-through-style="none" style:font-name="Times New Roman1" fo:font-style="italic" style:text-underline-style="none" style:font-name-asian="Times New Roman1" style:font-style-asian="italic" style:font-name-complex="Times New Roman1" style:font-style-complex="italic"/>
    </style:style>
    <style:style style:name="T5" style:family="text">
      <style:text-properties fo:color="#000000" style:text-line-through-style="none" style:font-name="Times New Roman1" fo:font-style="normal" style:text-underline-style="none" style:font-name-asian="Times New Roman1" style:font-style-asian="normal" style:font-name-complex="Times New Roman1" style:font-style-complex="normal"/>
    </style:style>
    <style:style style:name="T6" style:family="text">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T7" style:family="text">
      <style:text-properties fo:color="#000000" style:text-line-through-style="none" style:font-name="Calibri" style:text-underline-style="none" style:font-name-asian="Calibri" style:font-name-complex="Calibri"/>
    </style:style>
    <style:style style:name="T8" style:family="text">
      <style:text-properties fo:color="#000000" style:font-name="Times New Roman1" fo:font-size="12pt" style:font-name-asian="Times New Roman1" style:font-size-asian="12pt" style:font-name-complex="Times New Roman1" style:font-size-complex="12pt"/>
    </style:style>
    <style:style style:name="T9" style:family="text">
      <style:text-properties style:text-line-through-style="none" fo:font-style="normal" style:text-underline-style="none" fo:font-weight="normal" style:font-style-asian="normal" style:font-weight-asian="normal" style:font-style-complex="normal" style:font-weight-complex="normal"/>
    </style:style>
    <style:style style:name="T10" style:family="text">
      <style:text-properties fo:font-size="12pt" style:font-size-asian="12pt" style:font-size-complex="12pt"/>
    </style:style>
    <style:style style:name="T11" style:family="text">
      <style:text-properties style:font-name="Times New Roman1" style:font-name-asian="Times New Roman1" style:font-name-complex="Times New Roman1"/>
    </style:style>
    <style:style style:name="T12" style:family="text">
      <style:text-properties fo:font-size="10pt" style:font-size-asian="10pt" style:font-size-complex="10pt"/>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25"/>Survey of the methods for voice activity detector (VAD).</text:p>
      <text:p text:style-name="P2"><text:s text:c="4"/><text:span text:style-name="T10">There are <text:s/>numerous VAD methods, but speech/non-speech detection is an unsolved problem </text:span></text:p>
      <text:p text:style-name="P3">in speech processing, becous most of the VAD algorithms fail when the level of background</text:p>
      <text:p text:style-name="P3"><text:s/>noise increases. During the last time, numerous researchers have developed different </text:p>
      <text:p text:style-name="P3"><text:s/>strategies for detecting speech on a noisy signal.</text:p>
      <text:p text:style-name="P3"><text:s/>(Noise-Robust Voice Activity Detector Based on Hidden Semi-MarkovModels</text:p>
      <text:p text:style-name="P3">Xianglong Liu, Yuan Liang, Yihua Lou, He Li, Baosong Shan,2010;</text:p>
      <text:p text:style-name="P3"><text:s/>Voice Activity Detection. Fundamentals and Speech Recognition System Robustness</text:p>
      <text:p text:style-name="P3"><text:s/>J. Ramírez, J. M. Górriz and J. C. Segura, 2007).</text:p>
      <text:p text:style-name="P3"><text:s text:c="4"/>The main idea of VAD methods is rather simple.</text:p>
      <text:p text:style-name="P11"><text:s text:c="4"/>1. <text:s text:c="3"/>The original analogue signal, which to be used by the system <text:s/>is converted <text:s/>from analogue </text:p>
      <text:p text:style-name="P10">to discrete – s(n), 1 &lt;= <text:s/>n &lt;= N. </text:p>
      <text:p text:style-name="P1"><text:s text:c="5"/>When beginning the calculation and estimation of the signal it is useful to do some assumptions.</text:p>
      <text:p text:style-name="P1"><text:s text:c="5"/>First we needed to divide the signal into blocks(frames). The length of each block is needed to be 20ms according to the stationary properties of the signal .<text:span text:style-name="T1"> </text:span>When using the Fs at 16 kHz, it will give us a block length of 320 samples(L=320). Consider the first 10 blocks to be background noise, then mean and variance could be calculated and used as a reference to the rest of the blocks to detect where a threshold is reached. </text:p>
      <text:p text:style-name="P12"><text:s text:c="4"/>Ordinarily, short-term energy and zero-crossing rate can be combined to form appropriate <text:s/>features for determining the onset and termination of speech boundaries. These temporal features can be extracted simply from the sample values of speech signal. </text:p>
      <text:p text:style-name="P4"><text:s/></text:p>
      <text:p text:style-name="P5"><text:s text:c="7"/>Short-term energy is the principal and most natural feature, that has been used. This is especially to distinguish between voiced sounds and unvoiced sounds or silence, compared the performances of the following three short-term energy measurements in endpoint detection. It is observed that short-term energy is the most effective energy parameter for this task. Equation <text:s/>represents the squared short-Term Energy: </text:p>
      <text:p text:style-name="P7"/>
      <text:p text:style-name="P13"/>
      <text:p text:style-name="P13"><draw:frame draw:style-name="fr1" draw:name="Объект1" text:anchor-type="as-char" svg:y="-0.2807in" svg:width="2.4055in" svg:height="0.4484in" draw:z-index="0"><draw:object xlink:href="./Object 1" xlink:type="simple" xlink:show="embed" xlink:actuate="onLoad"/><draw:image xlink:href="./ObjectReplacements/Object 1" xlink:type="simple" xlink:show="embed" xlink:actuate="onLoad"/></draw:frame></text:p>
      <text:p text:style-name="P13"><text:s text:c="6"/><text:span text:style-name="T10">Next is also the <text:s/></text:span><text:span text:style-name="T8">short-term power esimate:</text:span></text:p>
      <text:p text:style-name="P15"/>
      <text:p text:style-name="P13"><text:span text:style-name="T8"><draw:frame draw:style-name="fr1" draw:name="Объект2" text:anchor-type="as-char" svg:y="-0.1484in" svg:width="1.3634in" svg:height="0.1902in" draw:z-index="1"><draw:object xlink:href="./Object 2" xlink:type="simple" xlink:show="embed" xlink:actuate="onLoad"/><draw:image xlink:href="./ObjectReplacements/Object 2" xlink:type="simple" xlink:show="embed" xlink:actuate="onLoad"/></draw:frame></text:span><text:span text:style-name="T8">.</text:span></text:p>
      <text:p text:style-name="P15"><text:s text:c="5"/>And the <text:s/>short-term zero-crossing rate:</text:p>
      <text:p text:style-name="P13"><text:span text:style-name="T8"><draw:frame draw:style-name="fr1" draw:name="Объект3" text:anchor-type="as-char" svg:y="-0.2807in" svg:width="3.0807in" svg:height="0.4484in" draw:z-index="2"><draw:object xlink:href="./Object 3" xlink:type="simple" xlink:show="embed" xlink:actuate="onLoad"/><draw:image xlink:href="./ObjectReplacements/Object 3" xlink:type="simple" xlink:show="embed" xlink:actuate="onLoad"/></draw:frame></text:span><text:span text:style-name="T8">.</text:span></text:p>
      <text:p text:style-name="P15"><text:s text:c="4"/>Where , sng(x) = -1, if <text:s/>x&lt;0, and , sng(x) = 1, if <text:s/>x&gt;0 .</text:p>
      <text:p text:style-name="P15"><text:s text:c="4"/>The <text:s/>short-term zero-crossing rate gives a measure of how many times the signal, s(n), changes sing.</text:p>
      <text:p text:style-name="P14"><text:span text:style-name="T2"><text:s text:c="4"/>The squared short-term energy is most suitable. For simplicity the frame (block of fixed number of sample) processing used in speech recognition. Instead of calculating this parameter with respect to </text:span><text:span text:style-name="T2">sample, calculations are done on frame basis.</text:span><text:span text:style-name="T3">The short-term energy estimate will increase when speech </text:span><text:soft-page-break/><text:span text:style-name="T3">is present in signal</text:span><text:span text:style-name="T7">.</text:span></text:p>
      <text:p text:style-name="P6"><text:s text:c="4"/>The number of zero-crossings is also a useful temporal feature in speech analysis. It refers to the number of times speech samples change sign in a given frame. The rate at which zero-crossings occur is a simple measure of the frequency content of a narrowband signal. Zero-crossing rate is a measure of number of times in a given time interval/frame that the amplitude of the speech signals passes through a value of zero. It tends to be lager during unvoiced regions.</text:p>
      <text:p text:style-name="P8"><text:span text:style-name="T9"><text:s text:c="4"/></text:span><text:span text:style-name="T11">These measurements need some triggers for making decision about, where the utterance begins ,and, where to end .To create a trigger one need some information about the background noise. This is done by using following procedure ; </text:span></text:p>
      <text:list xml:id="list7484691725565930032" text:style-name="L1">
        <text:list-header>
          <text:p text:style-name="P18">1)Assuming that first ten blocks are background noise. With this assumption the mean and </text:p>
          <text:p text:style-name="P18">variance for the measures are calculated. To make a more comfortable approach following function is used:</text:p>
        </text:list-header>
      </text:list>
      <text:p text:style-name="P9"><text:span text:style-name="T5"><text:s text:c="19"/></text:span><text:span text:style-name="T5"><draw:frame draw:style-name="fr1" draw:name="Объект4" text:anchor-type="as-char" svg:y="-0.1484in" svg:width="2.0618in" svg:height="0.1902in" draw:z-index="3"><draw:object xlink:href="./Object 4" xlink:type="simple" xlink:show="embed" xlink:actuate="onLoad"/><draw:image xlink:href="./ObjectReplacements/Object 4" xlink:type="simple" xlink:show="embed" xlink:actuate="onLoad"/></draw:frame></text:span><text:span text:style-name="T5">.</text:span></text:p>
      <text:p text:style-name="P19"/>
      <text:p text:style-name="P16"><text:s text:c="11"/>Where S is scale factor for avoiding small values, in typical application it is 1000 or more. <text:s/></text:p>
      <text:p text:style-name="P9"><text:span text:style-name="T4"><text:s text:c="11"/>2)</text:span><text:span text:style-name="T5">The trigger can be described as:</text:span></text:p>
      <text:list xml:id="list8435642032560286533" text:style-name="L2">
        <text:list-header>
          <text:p text:style-name="P20"/>
          <text:p text:style-name="P20"><draw:frame draw:style-name="fr1" draw:name="Объект5" text:anchor-type="as-char" svg:y="-0.1484in" svg:width="1.1154in" svg:height="0.2091in" draw:z-index="4"><draw:object xlink:href="./Object 5" xlink:type="simple" xlink:show="embed" xlink:actuate="onLoad"/><draw:image xlink:href="./ObjectReplacements/Object 5" xlink:type="simple" xlink:show="embed" xlink:actuate="onLoad"/></draw:frame></text:p>
        </text:list-header>
      </text:list>
      <text:p text:style-name="P22"/>
      <text:p text:style-name="P22"/>
      <text:p text:style-name="P9"><text:span text:style-name="T5">The <text:s/></text:span><text:span text:style-name="T5"><draw:frame draw:style-name="fr1" draw:name="Объект6" text:anchor-type="as-char" svg:y="-0.0827in" svg:width="0.2783in" svg:height="0.1429in" draw:z-index="5"><draw:object xlink:href="./Object 6" xlink:type="simple" xlink:show="embed" xlink:actuate="onLoad"/><draw:image xlink:href="./ObjectReplacements/Object 6" xlink:type="simple" xlink:show="embed" xlink:actuate="onLoad"/><svg:desc>формула</svg:desc></draw:frame></text:span><text:span text:style-name="T5"> <text:s text:c="2"/>is mean and <text:s/>the </text:span><text:span text:style-name="T5"><draw:frame draw:style-name="fr1" draw:name="Объект7" text:anchor-type="as-char" svg:y="-0.1256in" svg:width="0.2646in" svg:height="0.1862in" draw:z-index="6"><draw:object xlink:href="./Object 7" xlink:type="simple" xlink:show="embed" xlink:actuate="onLoad"/><draw:image xlink:href="./ObjectReplacements/Object 7" xlink:type="simple" xlink:show="embed" xlink:actuate="onLoad"/><svg:desc>формула</svg:desc></draw:frame></text:span><text:span text:style-name="T5">is <text:s text:c="2"/>variance <text:s/>for <text:s/></text:span><text:span text:style-name="T5"><draw:frame draw:style-name="fr1" draw:name="Объект8" text:anchor-type="as-char" svg:y="-0.1484in" svg:width="0.5091in" svg:height="0.1909in" draw:z-index="7"><draw:object xlink:href="./Object 8" xlink:type="simple" xlink:show="embed" xlink:actuate="onLoad"/><draw:image xlink:href="./ObjectReplacements/Object 8" xlink:type="simple" xlink:show="embed" xlink:actuate="onLoad"/><svg:desc>формула</svg:desc></draw:frame></text:span><text:span text:style-name="T5">, calculated for first ten blocks. <text:s/></text:span></text:p>
      <text:p text:style-name="P9"><text:span text:style-name="T4"><text:s/></text:span><text:span text:style-name="T5">The term <text:s/></text:span><text:span text:style-name="T5"><draw:frame draw:style-name="fr1" draw:name="Объект9" text:anchor-type="as-char" svg:y="-0.0846in" svg:width="0.1898in" svg:height="0.0953in" draw:z-index="9"><draw:object xlink:href="./Object 9" xlink:type="simple" xlink:show="embed" xlink:actuate="onLoad"/><draw:image xlink:href="./ObjectReplacements/Object 9" xlink:type="simple" xlink:show="embed" xlink:actuate="onLoad"/></draw:frame></text:span><text:span text:style-name="T5"> is constant, that have to be fine tuned according to the characteristics of signal. </text:span></text:p>
      <text:list xml:id="list6718069374589354996" text:style-name="L3">
        <text:list-header>
          <text:p text:style-name="P17"><text:span text:style-name="T4">3) </text:span><text:span text:style-name="T5">The voice activation detection function is found as :</text:span></text:p>
          <text:p text:style-name="P21"><text:span text:style-name="T12"><draw:frame draw:style-name="fr1" draw:name="Объект10" text:anchor-type="as-char" svg:y="-0.2528in" svg:width="1.7535in" svg:height="0.4701in" draw:z-index="8"><draw:object xlink:href="./Object 10" xlink:type="simple" xlink:show="embed" xlink:actuate="onLoad"/><draw:image xlink:href="./ObjectReplacements/Object 10" xlink:type="simple" xlink:show="embed" xlink:actuate="onLoad"/><svg:desc>формула</svg:desc></draw:frame></text:span><text:span text:style-name="T12">.</text:span></text:p>
        </text:list-header>
      </text:list>
      <text:p text:style-name="P23"/>
      <text:p text:style-name="P19">VAD(n) is found as VAD(m) in the block of measure. </text:p>
      <text:p text:style-name="P24"/>
      <text:p text:style-name="P24"/>
      <text:p text:style-name="P24"><text:s/>2. <text:s text:c="3"/>An Algorithm for Determining the Endpoints of Isolated <text:s/>Utterances </text:p>
      <text:p text:style-name="P24"/>
      <text:p text:style-name="P24"><text:s text:c="4"/>An important problem in speech processing is to detect the presence of <text:s/>speech in a background of noise. This problem is often referred to as the <text:s/>endpoint location problem. By accurately detecting the beginning and end of an utterance, the amount of processing of speech data can be kept to a minimum. The algorithm proposed for locating the endpoints of an utterance is based on two measures of the signal, zero crossing rate and energy. </text:p>
      <text:p text:style-name="P25"><text:s text:c="4"/>The algorithm is inherently capable of performing correctly in any reasonable acoustic environment in which the signal-to-noise ratio is on the <text:s/>order of 30 dB or better. The algorithm has been tested over a variety of recording conditions and for a large number of speakers and has been found to perform well across all tested conditions.</text:p>
      <text:p text:style-name="P25"><text:s text:c="4"/>The task of separating speech from background silence is not a trivial one except in the case of acoustic environments with extremely high signal-to-noise ratio, e.g., an anechoic chamber or a soundproof </text:p>
      <text:p text:style-name="P25">room in which high-quality recordings are made. For such high signal-to-noise ratio environments, the energy of the lowest-level speech sounds (e.g., weak fricatives, low-level voiced portions, etc.) exceeds </text:p>
      <text:p text:style-name="P25">the background noise energy and a simple energy measure suffices. However, such ideal recording conditions are not practical for realworld applications of speech-processing systems. Thus, simple energy measures are not sufficient for separating weak fricatives (such as the /f/ in "four") from background silence. In this paper, we propose a fairly simple algorithm for locating the beginning and end of an utterance, which can be used in almost any background environment with a signal-to-noise ratio of at least 30 dB. The algorithm is based </text:p>
      <text:p text:style-name="P25"><text:soft-page-break/>on two measures of speech: short-time energy and the zero crossing rate. The algorithm possesses the feature that is somewhat self-adapting to the background acoustic environment in that it obtains all the relevant thresholds on its decision criteria from measurements made directly on the recorded interval.</text:p>
      <text:p text:style-name="P25"><text:s text:c="4"/>To eliminate 60-Hz hum, as well as any dc level in the speech, it is assumed that the speech is high-pass filtered above 100 Hz ; similarly, to keep the processing simple, the speech is low-pass filtered at 4 kHz, thereby allowing a 10-kHz sampling frequency.</text:p>
      <text:p text:style-name="P25"><text:s text:c="3"/>The problem of locating the endpoints of an utterance in these backgrounds of silence essentially is one of pattern recognition. The way one would attack the problem by eye would be to acclimate the eye (and brain) to the "typical" silence waveform and then try to spot some radical change in the pattern. In many cases this is easy to do. For <text:s/>example, a waveform of the word "eight", in which the silence pattern <text:s/>is easily distinguished from the speech. What one is observing in this case <text:s/>is a radical change in the waveform energy between the silence and <text:s/>the beginning of the speech. <text:s/>What one is observing in this case is a radical change in the waveform energy between the silence and the beginning of the speech. <text:s/>An another example a waveform of the word "six", in which there is <text:s/>a very small difference between the background noise short-time energy and short-time energy of the beginning of the speech. But, In this case, the frequency content of the speech with <text:s/>the background noise is radically different from the frequency content of the noise, as manifested by the sharp increase in the zero crossing (or level crossing) rate of the waveform. For this example, the speech energy at the beginning of the utterance is not radically higher than the silence energy; however, other characteristics of the waveform signal the beginning of the speech.</text:p>
      <text:p text:style-name="P25"><text:s text:c="3"/>As a final example, is the waveform for the end of the word "nine." It is quite difficult to say where the final nasal ends and where the silence begins. </text:p>
      <text:p text:style-name="P25"><text:s text:c="2"/>Rather than give several more examples of situations in which it is difficult to locate either the beginning or the end of an utterance, lets list below the broad categories of problems encountered. These include : </text:p>
      <text:p text:style-name="P25"/>
      <text:p text:style-name="P25">(i) Weak fricatives (/f, th, h/) at the beginning or end of an utterance. </text:p>
      <text:p text:style-name="P25">(ii) Weak plosive bursts (/p, t, k/). </text:p>
      <text:p text:style-name="P25">(iii) Final nasals. <text:s/></text:p>
      <text:p text:style-name="P25">(iv) Voiced fricatives at the ends of words which become devoiced. </text:p>
      <text:p text:style-name="P25">(v) Trailing off of certain voiced sounds — e.g., the final /i/ becomes unvoiced sometimes in the words "three" (/th-r-i/) or "binary" (/b-ai-n-e-r-i/). </text:p>
      <text:p text:style-name="P25"/>
      <text:p text:style-name="P25">The approach is taken to solve these problems in an automatic endpoint-location algorithm is a pragmatic one. The goal is to isolate enough of the word (utterance) so that a reasonable acoustic analysis of what is obtained is sufficient for accurate recognition of the word. Thus, it is not necessary to locate exactly the point where the word begins or ends, but instead it is important to include all significant acoustic events within the utterance. For a word like "binary," it is of little consequence if the trailing off unvoiced energy is omitted </text:p>
      <text:p text:style-name="P25">(in fact, it is probably quite helpful for a "phonetic" word-recognition strategy) ; however, for a word like "four" it is important to be able to reliably locate and include the initial weak fricative /f/. For this last example, the word "four," it is not necessary to include the entire initial unvoiced interval; in fact, experience has shown that 30 to 50 ms of unvoiced energy is sufficient for most word-recognition purposes.</text:p>
      <text:p text:style-name="P25"><text:s text:c="4"/>With the above considerations in mind, the endpoint location algorithm <text:s/>is based on two simple measurements, energy and zero crossing rate, and uses simple logic in the final decision. Both energy and zero crossing rate are simple and fast to compute, and, <text:s/>can give fairly accurate <text:s/>indications as to the presence or absence of speech. </text:p>
      <text:p text:style-name="P26"><text:span text:style-name="T6"><text:s text:c="4"/>Before proceeding to a description of the algorithm, <text:s/>let's firstly define, how the energy and zero crossing rate are measured. The speech "energy," E^(n), is defined as the sum of the magnitudes of 10 ms of speech, centered on the measurement interval, <text:s/>i.e., </text:span></text:p>
      <text:p text:style-name="P25"><text:s/></text:p>
      <text:p text:style-name="P25"><text:s text:c="2"/>With the above considerations in mind, the endpoint location algorithm <text:s/>is based on two simple measurements, </text:p>
      <text:p text:style-name="P25">energy and zero crossing rate, and uses simple logic in the final decision </text:p>
      <text:p text:style-name="P25"><text:soft-page-break/><text:s text:c="3"/>Both energy and zero crossing rate are simple and fast to compute, and, <text:s/>can give fairly accurate <text:s/>indications as to the presence or absence of speech. </text:p>
      <text:p text:style-name="P25"><text:s text:c="4"/>Before proceeding to a description of the algorithm, <text:s/>let's firstly define, how the energy and zero crossing rate are measured. The speech "energy," E_magn(m), is defined as the sum of the magnitudes of 10 ms of </text:p>
      <text:p text:style-name="P25">speech centered on the measurement interval, <text:s/>i.e., </text:p>
      <text:p text:style-name="P25"><text:s text:c="4"/></text:p>
      <text:p text:style-name="P24"><text:s text:c="5"/><draw:frame draw:style-name="fr1" draw:name="Объект11" text:anchor-type="as-char" svg:y="-0.2807in" svg:width="2.9252in" svg:height="0.452in" draw:z-index="10"><draw:object xlink:href="./Object 11" xlink:type="simple" xlink:show="embed" xlink:actuate="onLoad"/><draw:image xlink:href="./ObjectReplacements/Object 11" xlink:type="simple" xlink:show="embed" xlink:actuate="onLoad"/><svg:desc>формула</svg:desc></draw:frame></text:p>
      <text:p text:style-name="P24"><text:s text:c="3"/></text:p>
      <text:p text:style-name="P24"><text:s text:c="3"/>Where s(n) is <text:s/>the speech samples and it is assumed that the sampling </text:p>
      <text:p text:style-name="P24">frequency is 10 kHz. The choice of a 10-ms window for computing the </text:p>
      <text:p text:style-name="P24">energy and the use of a magnitude function rather than a squared- </text:p>
      <text:p text:style-name="P24">magnitude function were dictated by the desire to perform the com- </text:p>
      <text:p text:style-name="P24">putations in integer arithmetic and, thus, to increase speed of compu- </text:p>
      <text:p text:style-name="P24">tation. Further, the use of a magnitude de-emphasizes large-amplitude </text:p>
      <text:p text:style-name="P24">speech variations and produces a smoother energy function. The energy function is computed once every 10 ms, or 100 times per second. </text:p>
      <text:p text:style-name="P24"><text:s text:c="6"/>The zero (level) crossing rate of the speech, Z(m), is defined as the </text:p>
      <text:p text:style-name="P24">number of zero (level) crossings per 10-ms interval. Although the zero </text:p>
      <text:p text:style-name="P24">crossing rate is highly susceptible to 60-Hz hum, dc offset, etc., in most cases it is a reasonably good measure of the presence or absence </text:p>
      <text:p text:style-name="P24">of unvoiced speech.</text:p>
      <text:p text:style-name="P24"><text:s text:c="3"/>For the endpoint-location algorithm, the </text:p>
      <text:p text:style-name="P24">speech waveform is filtered prior to sampling at 10 kHz by a bandpass </text:p>
      <text:p text:style-name="P24">filter with a 100-Hz low-frequency cutoff and a 4000-Hz high-fre- </text:p>
      <text:p text:style-name="P24">quency cutoff and having 48 dB per octave skirts. It is assumed that </text:p>
      <text:p text:style-name="P24">during the first 100 ms of the recording interval there is no speech </text:p>
      <text:p text:style-name="P24">present. Thus, during this interval, the statistics of the background </text:p>
      <text:p text:style-name="P24">silence are measured. These measurements include the average and standard deviation of the zero crossing rate and the average energy. If </text:p>
      <text:p text:style-name="P24">any of these measurements are excessive, the algorithm halts and warns </text:p>
      <text:p text:style-name="P24">the user. Otherwise, a zero crossing threshold, IZCT, for unvoiced </text:p>
      <text:p text:style-name="P24">speech is chosen as the minimum of a fixed threshold, IF (25 crossings </text:p>
      <text:p text:style-name="P24">per 10 ms), and the sum of the mean zero crossing rate during silence, </text:p>
      <text:p text:style-name="P24">IZC, plus twice the standard deviation of the zero crossing rate during </text:p>
      <text:p text:style-name="P24">silence, i.e., </text:p>
      <text:p text:style-name="P24"/>
      <text:p text:style-name="P24"/>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Times New Roman'" style:font-family-generic="roman"/>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05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alerij </meta:initial-creator>
    <meta:creation-date>2015-02-09T18:31:02.46</meta:creation-date>
    <dc:date>2015-02-23T23:30:23.39</dc:date>
    <dc:creator>Valerij </dc:creator>
    <meta:editing-duration>PT15H46M32S</meta:editing-duration>
    <meta:editing-cycles>12</meta:editing-cycles>
    <meta:generator>OpenOffice/4.1.1$Win32 OpenOffice.org_project/411m6$Build-9775</meta:generator>
    <meta:document-statistic meta:table-count="0" meta:image-count="0" meta:object-count="11" meta:page-count="4" meta:paragraph-count="91" meta:word-count="2018" meta:character-count="12461"/>
  </office:meta>
</office:document-meta>
</file>

<file path=Object 1/content.xml><?xml version="1.0" encoding="utf-8"?>
<math xmlns="http://www.w3.org/1998/Math/MathML">
  <semantics>
    <mrow>
      <mi>E</mi>
      <mrow>
        <mrow>
          <mo stretchy="false">(</mo>
          <mrow>
            <mi>m</mi>
          </mrow>
          <mo stretchy="false">)</mo>
        </mrow>
        <mo stretchy="false">=</mo>
        <mrow>
          <munderover>
            <mo stretchy="false">∑</mo>
            <mrow>
              <mrow>
                <mi>n</mi>
                <mo stretchy="false">=</mo>
                <mrow>
                  <mrow>
                    <mi>m</mi>
                    <mo stretchy="false">∗</mo>
                    <mi>L</mi>
                  </mrow>
                  <mo stretchy="false">−</mo>
                  <mn>1</mn>
                </mrow>
              </mrow>
            </mrow>
            <mrow>
              <mrow>
                <mi>m</mi>
                <mo stretchy="false">∗</mo>
                <mi>L</mi>
              </mrow>
            </mrow>
          </munderover>
          <mi>s</mi>
        </mrow>
      </mrow>
      <msup>
        <mrow>
          <mo stretchy="false">(</mo>
          <mrow>
            <mi>n</mi>
          </mrow>
          <mo stretchy="false">)</mo>
        </mrow>
        <mn>2</mn>
      </msup>
      <mi>,</mi>
      <mrow>
        <mrow>
          <mn>1</mn>
          <mo stretchy="false">≤</mo>
          <mi>m</mi>
        </mrow>
        <mo stretchy="false">&lt;</mo>
        <mrow>
          <mi>N</mi>
          <mo stretchy="false">/</mo>
          <mi mathvariant="italic">L.</mi>
        </mrow>
      </mrow>
    </mrow>
    <annotation encoding="StarMath 5.0">E(m) = sum from{n = m * L-1} to{m*L} s   (n)^2 ,1&lt;=m&lt; N/L.    </annotation>
  </semantics>
</math>
</file>

<file path=Object 10/content.xml><?xml version="1.0" encoding="utf-8"?>
<math xmlns="http://www.w3.org/1998/Math/MathML">
  <semantics>
    <mrow>
      <mi mathvariant="italic">VAD</mi>
      <mrow>
        <mrow>
          <mo stretchy="false">(</mo>
          <mrow>
            <mi>m</mi>
          </mrow>
          <mo stretchy="false">)</mo>
        </mrow>
        <mo stretchy="false">=</mo>
        <mrow>
          <mrow>
            <mo stretchy="true">{</mo>
            <mrow>
              <mrow>
                <mtable>
                  <mtr>
                    <mtd>
                      <mrow>
                        <mn>1,</mn>
                        <mi>W</mi>
                        <mrow>
                          <mrow>
                            <mo stretchy="false">(</mo>
                            <mrow>
                              <mi>m</mi>
                            </mrow>
                            <mo stretchy="false">)</mo>
                          </mrow>
                          <mo stretchy="false">≥</mo>
                          <msub>
                            <mi>t</mi>
                            <mi>W</mi>
                          </msub>
                        </mrow>
                      </mrow>
                    </mtd>
                  </mtr>
                  <mtr>
                    <mtd>
                      <mrow>
                        <mn>0,</mn>
                        <mi>W</mi>
                        <mrow>
                          <mrow>
                            <mo stretchy="false">(</mo>
                            <mrow>
                              <mi>m</mi>
                            </mrow>
                            <mo stretchy="false">)</mo>
                          </mrow>
                          <mo stretchy="false">≤</mo>
                          <msub>
                            <mi>t</mi>
                            <mi>W</mi>
                          </msub>
                        </mrow>
                      </mrow>
                    </mtd>
                  </mtr>
                </mtable>
              </mrow>
            </mrow>
          </mrow>
        </mrow>
      </mrow>
    </mrow>
    <annotation encoding="StarMath 5.0">VAD(m)={left lbrace {stack{1,W(m)&gt;=t_W#0,W(m)&lt;=t_W}}right none}</annotation>
  </semantics>
</math>
</file>

<file path=Object 11/content.xml><?xml version="1.0" encoding="utf-8"?>
<math xmlns="http://www.w3.org/1998/Math/MathML">
  <semantics>
    <mrow>
      <msub>
        <mi>E</mi>
        <mi mathvariant="italic">magn</mi>
      </msub>
      <mrow>
        <mrow>
          <mo stretchy="false">(</mo>
          <mrow>
            <mi>m</mi>
          </mrow>
          <mo stretchy="false">)</mo>
        </mrow>
        <mo stretchy="false">=</mo>
        <mrow>
          <munderover>
            <mo stretchy="false">∑</mo>
            <mrow>
              <mrow>
                <mi>n</mi>
                <mo stretchy="false">=</mo>
                <mrow>
                  <mrow>
                    <mo stretchy="false">(</mo>
                    <mrow>
                      <mrow>
                        <mi>m</mi>
                        <mo stretchy="false">−</mo>
                        <mn>1</mn>
                      </mrow>
                    </mrow>
                    <mo stretchy="false">)</mo>
                  </mrow>
                  <mo stretchy="false">∗</mo>
                  <mn>100</mn>
                </mrow>
              </mrow>
            </mrow>
            <mrow>
              <mrow>
                <mi>m</mi>
                <mo stretchy="false">∗</mo>
                <mn>100</mn>
              </mrow>
            </mrow>
          </munderover>
          <mfenced open="∣" close="∣">
            <mrow>
              <mi>s</mi>
              <mrow>
                <mo stretchy="false">(</mo>
                <mrow>
                  <mi>n</mi>
                </mrow>
                <mo stretchy="false">)</mo>
              </mrow>
            </mrow>
          </mfenced>
        </mrow>
      </mrow>
      <mi>,</mi>
      <mrow>
        <mrow>
          <mn>1</mn>
          <mo stretchy="false">≤</mo>
          <mi>m</mi>
        </mrow>
        <mo stretchy="false">&lt;</mo>
        <mrow>
          <mi>N</mi>
          <mo stretchy="false">/</mo>
          <mn>100.</mn>
        </mrow>
      </mrow>
    </mrow>
    <annotation encoding="StarMath 5.0"> E_magn (m) = sum from{n = (m-1) * 100} to{m*100} abs{s   (n)} ,1&lt;=m&lt; N/100.    </annotation>
  </semantics>
</math>
</file>

<file path=Object 2/content.xml><?xml version="1.0" encoding="utf-8"?>
<math xmlns="http://www.w3.org/1998/Math/MathML">
  <semantics>
    <mrow>
      <mi>P</mi>
      <mrow>
        <mrow>
          <mo stretchy="false">(</mo>
          <mrow>
            <mi>m</mi>
          </mrow>
          <mo stretchy="false">)</mo>
        </mrow>
        <mo stretchy="false">=</mo>
        <mrow>
          <mrow>
            <mn>1</mn>
            <mo stretchy="false">/</mo>
            <mi>L</mi>
          </mrow>
          <mo stretchy="false">∗</mo>
          <mi>E</mi>
        </mrow>
      </mrow>
      <mrow>
        <mo stretchy="false">(</mo>
        <mrow>
          <mi>m</mi>
        </mrow>
        <mo stretchy="false">)</mo>
      </mrow>
    </mrow>
    <annotation encoding="StarMath 5.0">P(m)= 1/L*E(m)</annotation>
  </semantics>
</math>
</file>

<file path=Object 3/content.xml><?xml version="1.0" encoding="utf-8"?>
<math xmlns="http://www.w3.org/1998/Math/MathML">
  <semantics>
    <mrow>
      <mi>Z</mi>
      <mrow>
        <mrow>
          <mo stretchy="false">(</mo>
          <mrow>
            <mi>m</mi>
          </mrow>
          <mo stretchy="false">)</mo>
        </mrow>
        <mo stretchy="false">=</mo>
        <mfrac>
          <mn>1</mn>
          <mi>L</mi>
        </mfrac>
      </mrow>
      <mrow>
        <munderover>
          <mo stretchy="false">∑</mo>
          <mrow>
            <mi>n</mi>
            <mo stretchy="false">=</mo>
            <mrow>
              <mrow>
                <mi>m</mi>
                <mo stretchy="false">∗</mo>
                <mi>L</mi>
              </mrow>
              <mo stretchy="false">−</mo>
              <mn>1</mn>
            </mrow>
          </mrow>
          <mrow>
            <mi>m</mi>
            <mo stretchy="false">∗</mo>
            <mi>l</mi>
          </mrow>
        </munderover>
        <mrow>
          <mfrac>
            <mfenced open="∣" close="∣">
              <mrow>
                <mi mathvariant="italic">sng</mi>
                <mrow>
                  <mrow>
                    <mo stretchy="false">(</mo>
                    <mrow>
                      <mi>s</mi>
                      <mrow>
                        <mo stretchy="false">(</mo>
                        <mrow>
                          <mi>n</mi>
                        </mrow>
                        <mo stretchy="false">)</mo>
                      </mrow>
                    </mrow>
                    <mo stretchy="false">)</mo>
                  </mrow>
                  <mo stretchy="false">−</mo>
                  <mi mathvariant="italic">sng</mi>
                </mrow>
                <mrow>
                  <mo stretchy="false">(</mo>
                  <mrow>
                    <mi>s</mi>
                    <mrow>
                      <mo stretchy="false">(</mo>
                      <mrow>
                        <mrow>
                          <mi>n</mi>
                          <mo stretchy="false">−</mo>
                          <mn>1</mn>
                        </mrow>
                      </mrow>
                      <mo stretchy="false">)</mo>
                    </mrow>
                  </mrow>
                  <mo stretchy="false">)</mo>
                </mrow>
              </mrow>
            </mfenced>
            <mn>2</mn>
          </mfrac>
        </mrow>
      </mrow>
    </mrow>
    <annotation encoding="StarMath 5.0">Z(m)=1 over L sum from n=m*L-1 to m*l {abs{ sng(s(n))-sng(s(n-1))}over 2}</annotation>
  </semantics>
</math>
</file>

<file path=Object 4/content.xml><?xml version="1.0" encoding="utf-8"?>
<math xmlns="http://www.w3.org/1998/Math/MathML">
  <semantics>
    <mrow>
      <mi>W</mi>
      <mrow>
        <mrow>
          <mo stretchy="false">(</mo>
          <mrow>
            <mi>m</mi>
          </mrow>
          <mo stretchy="false">)</mo>
        </mrow>
        <mo stretchy="false">=</mo>
        <mi>P</mi>
      </mrow>
      <mrow>
        <mrow>
          <mrow>
            <mo stretchy="false">(</mo>
            <mrow>
              <mi>m</mi>
            </mrow>
            <mo stretchy="false">)</mo>
          </mrow>
          <mo stretchy="false">∗</mo>
          <mrow>
            <mo stretchy="false">(</mo>
            <mrow>
              <mrow>
                <mn>1</mn>
                <mo stretchy="false">−</mo>
                <mi>Z</mi>
              </mrow>
              <mrow>
                <mo stretchy="false">(</mo>
                <mrow>
                  <mi>m</mi>
                </mrow>
                <mo stretchy="false">)</mo>
              </mrow>
            </mrow>
            <mo stretchy="false">)</mo>
          </mrow>
        </mrow>
        <mo stretchy="false">∗</mo>
        <mi>S</mi>
      </mrow>
    </mrow>
    <annotation encoding="StarMath 5.0">W(m)=P(m)*(1-Z(m))*S</annotation>
  </semantics>
</math>
</file>

<file path=Object 5/content.xml><?xml version="1.0" encoding="utf-8"?>
<math xmlns="http://www.w3.org/1998/Math/MathML">
  <semantics>
    <mrow>
      <mrow>
        <msub>
          <mi>t</mi>
          <mi>W</mi>
        </msub>
        <mo stretchy="false">=</mo>
        <mrow>
          <msub>
            <mo stretchy="false">μ</mo>
            <mi>W</mi>
          </msub>
          <mo stretchy="false">+</mo>
          <mrow>
            <mo stretchy="false">α</mo>
            <mo stretchy="false">∗</mo>
            <msub>
              <mo stretchy="false">δ</mo>
              <mi>W</mi>
            </msub>
          </mrow>
        </mrow>
      </mrow>
    </mrow>
    <annotation encoding="StarMath 5.0">t_W=%mu_W + %alpha*%delta_W</annotation>
  </semantics>
</math>
</file>

<file path=Object 6/content.xml><?xml version="1.0" encoding="utf-8"?>
<math xmlns="http://www.w3.org/1998/Math/MathML">
  <semantics>
    <mrow>
      <msub>
        <mo stretchy="false">μ</mo>
        <mi>W</mi>
      </msub>
    </mrow>
    <annotation encoding="StarMath 5.0">%mu_W</annotation>
  </semantics>
</math>
</file>

<file path=Object 7/content.xml><?xml version="1.0" encoding="utf-8"?>
<math xmlns="http://www.w3.org/1998/Math/MathML">
  <semantics>
    <mrow>
      <msub>
        <mo stretchy="false">δ</mo>
        <mi>W</mi>
      </msub>
    </mrow>
    <annotation encoding="StarMath 5.0">%delta_W</annotation>
  </semantics>
</math>
</file>

<file path=Object 8/content.xml><?xml version="1.0" encoding="utf-8"?>
<math xmlns="http://www.w3.org/1998/Math/MathML">
  <semantics>
    <mrow>
      <mi>W</mi>
      <mrow>
        <mo stretchy="false">(</mo>
        <mrow>
          <mi>m</mi>
        </mrow>
        <mo stretchy="false">)</mo>
      </mrow>
    </mrow>
    <annotation encoding="StarMath 5.0">W(m)</annotation>
  </semantics>
</math>
</file>

<file path=Object 9/content.xml><?xml version="1.0" encoding="utf-8"?>
<math xmlns="http://www.w3.org/1998/Math/MathML">
  <semantics>
    <mrow>
      <mo stretchy="false">α</mo>
    </mrow>
    <annotation encoding="StarMath 5.0"> %alpha</annotation>
  </semantics>
</math>
</file>